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idot" svg:font-family="Dido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Didot" fo:font-size="18pt" fo:font-weight="bold" style:font-size-asian="18pt" style:font-weight-asian="bold" style:font-size-complex="18pt" style:font-weight-complex="bold"/>
    </style:style>
    <style:style style:name="P2" style:family="paragraph" style:parent-style-name="Standard">
      <style:paragraph-properties fo:line-height="120%" fo:text-align="start" style:justify-single-word="false"/>
      <style:text-properties style:font-name="Didot" fo:font-size="12pt" style:font-size-asian="12pt" style:font-size-complex="12pt"/>
    </style:style>
    <style:style style:name="P3" style:family="paragraph" style:parent-style-name="Standard">
      <style:paragraph-properties fo:text-align="end" style:justify-single-word="false"/>
      <style:text-properties style:font-name="Didot" fo:font-size="12.5pt" style:font-size-asian="12.5pt" style:font-size-complex="12.5pt"/>
    </style:style>
    <style:style style:name="P4" style:family="paragraph" style:parent-style-name="Standard">
      <style:paragraph-properties fo:text-align="start" style:justify-single-word="false"/>
      <style:text-properties style:font-name="Didot" fo:font-size="12.5pt" style:font-size-asian="12.5pt" style:font-size-complex="12.5pt"/>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style:text-properties style:font-name="Didot" fo:font-size="12.5pt" officeooo:paragraph-rsid="0005a0d2" style:font-size-asian="12.5pt" style:font-size-complex="12.5pt"/>
    </style:style>
    <style:style style:name="P7" style:family="paragraph" style:parent-style-name="Standard">
      <style:paragraph-properties fo:line-height="120%" fo:text-align="start" style:justify-single-word="false"/>
      <style:text-properties style:font-name="Didot" fo:font-size="12pt" style:font-size-asian="12pt" style:font-size-complex="12pt"/>
    </style:style>
    <style:style style:name="P8" style:family="paragraph" style:parent-style-name="Standard">
      <style:paragraph-properties fo:line-height="120%" fo:text-align="start" style:justify-single-word="false"/>
      <style:text-properties style:font-name="Didot" fo:font-size="12pt" officeooo:paragraph-rsid="0005a0d2" style:font-size-asian="12pt" style:font-size-complex="12pt"/>
    </style:style>
    <style:style style:name="T1" style:family="text">
      <style:text-properties style:font-name="Didot" fo:font-size="12.5pt" style:font-size-asian="12.5pt" style:font-size-complex="12.5pt"/>
    </style:style>
    <style:style style:name="T2" style:family="text">
      <style:text-properties fo:font-weight="normal" style:font-weight-asian="normal" style:font-weight-complex="normal"/>
    </style:style>
    <style:style style:name="T3" style:family="text">
      <style:text-properties officeooo:rsid="0005a0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Urna Semper</text:span> </text:p>
      <text:p text:style-name="P3">345 Main Street </text:p>
      <text:p text:style-name="P3">Anytown, State ZIP </text:p>
      <text:p text:style-name="P3">999-888-7777 </text:p>
      <text:p text:style-name="P5"><text:span text:style-name="T1">urna.semper</text:span><text:span text:style-name="T1">@email.com</text:span></text:p>
      <text:p text:style-name="P3"/>
      <text:p text:style-name="P4"/>
      <text:p text:style-name="P4"><text:span text:style-name="T3">&lt;Date&gt;</text:span> </text:p>
      <text:p text:style-name="P4"/>
      <text:p text:style-name="P4"><text:span text:style-name="T3">&lt;Title&gt; &lt;First-Name&gt; &lt;Last-Name&gt;</text:span> </text:p>
      <text:p text:style-name="P4"/>
      <text:p text:style-name="P6"><text:span text:style-name="T3">&lt;Street-Address&gt;</text:span></text:p>
      <text:p text:style-name="P6"><text:span text:style-name="T3">&lt;State&gt; &lt;ZipCode&gt;</text:span></text:p>
      <text:p text:style-name="P4">Company Name </text:p>
      <text:p text:style-name="P4">9876 First Street </text:p>
      <text:p text:style-name="P4">Anytown, State ZIP</text:p>
      <text:p text:style-name="P4"/>
      <text:p text:style-name="P4">Dear <text:span text:style-name="T3">&lt;First-Name&gt;</text:span>,</text:p>
      <text:p text:style-name="P4"/>
      <text:p text:style-name="P2">Lorem ipsum dolor sit amet, consectetur adipiscing elit, set eiusmod tempor incidunt et labore et dolore magna aliquam. Ut enim ad minim veniam, quis nostrud exerc. Irure dolor in reprehend incididunt ut labore et dolore magna aliqua. Ut enim ad minim veniam, quis nostrud exercitation ullamco laboris nisi ut aliquip ex ea commodo consequat. Duis aute irure dolor in reprehenderit in voluptate velit esse molestaie cillum. Tia non ob ea soluad incom dereud facilis est er expedit distinct. Nam liber te conscient to factor tum poen legum odioque civiuda et tam. </text:p>
      <text:p text:style-name="P2"/>
      <text:p text:style-name="P2">Lorem ipsum dolor sit amet, consectetur adipiscing elit, set eiusmod tempor incidunt et labore et dolore magna aliquam. Ut enim ad minim veniam, quis nostrud exerc. Irure dolor in reprehend incididunt ut labore et dolore magna aliqua. Ut enim ad minim veniam, quis nostrud exercitation ullamco laboris. </text:p>
      <text:p text:style-name="P2"/>
      <text:p text:style-name="P2"/>
      <text:p text:style-name="P2">Sincerely yours,</text:p>
      <text:p text:style-name="P2"/>
      <text:p text:style-name="P2"/>
      <text:p text:style-name="P8"><text:span text:style-name="T3">Dave Hunt, Esqu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Didot" svg:font-family="Dido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fo:line-height="100%"/>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2402in" fo:margin-bottom="1.2402in" fo:margin-left="1.2402in" fo:margin-right="1.24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17:37:29</meta:creation-date>
    <meta:editing-duration>P0D</meta:editing-duration>
    <meta:editing-cycles>2</meta:editing-cycles>
    <meta:generator>LibreOffice/4.0.6.2$FreeBSD_X86_64 LibreOffice_project/400m0$Build-2</meta:generator>
    <dc:date>2014-03-06T17:42:09</dc:date>
    <meta:document-statistic meta:table-count="0" meta:image-count="0" meta:object-count="0" meta:page-count="1" meta:paragraph-count="17" meta:word-count="170" meta:character-count="1121" meta:non-whitespace-character-count="958"/>
  </office:meta>
</office:document-meta>
</file>